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First_20_Page">
      <style:paragraph-properties fo:text-align="center" style:justify-single-word="false" style:page-number="auto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 fo:break-before="page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" text:outline-level="1">Заголовок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7">Заголовок<text:tab/>1</text:p>
        </text:index-body>
      </text:table-of-content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3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5-23T03:50:35</dc:date>
    <meta:editing-cycles>6</meta:editing-cycles>
    <meta:editing-duration>PT1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" meta:word-count="6" meta:character-count="38"/>
  </office:meta>
</office:document-meta>
</file>